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169.81mm" table:align="left"/>
    </style:style>
    <style:style style:name="Table2.A" style:family="table-column">
      <style:table-column-properties style:column-width="108.51mm"/>
    </style:style>
    <style:style style:name="Table2.B" style:family="table-column">
      <style:table-column-properties style:column-width="61.3mm"/>
    </style:style>
    <style:style style:name="Table2.A1" style:family="table-cell">
      <style:table-cell-properties fo:padding="0.97mm" fo:border="none"/>
    </style:style>
    <style:style style:name="Table2.5" style:family="table-row">
      <style:table-row-properties style:min-row-height="5.26mm"/>
    </style:style>
    <style:style style:name="Table1" style:family="table">
      <style:table-properties style:width="168.5mm" fo:margin-left="0.64mm" fo:margin-right="0.85mm" table:align="margins"/>
    </style:style>
    <style:style style:name="Table1.A" style:family="table-column">
      <style:table-column-properties style:column-width="8.22mm" style:rel-column-width="3196*"/>
    </style:style>
    <style:style style:name="Table1.B" style:family="table-column">
      <style:table-column-properties style:column-width="118.55mm" style:rel-column-width="46107*"/>
    </style:style>
    <style:style style:name="Table1.C" style:family="table-column">
      <style:table-column-properties style:column-width="10.65mm" style:rel-column-width="4143*"/>
    </style:style>
    <style:style style:name="Table1.D" style:family="table-column">
      <style:table-column-properties style:column-width="31.08mm" style:rel-column-width="1208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4.78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4pt" fo:font-style="italic" officeooo:rsid="002b2f44" officeooo:paragraph-rsid="001ebc43" style:font-size-asian="4pt" style:font-style-asian="italic" style:font-size-complex="4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ize="10pt" fo:font-style="italic" officeooo:paragraph-rsid="0021e24c" style:font-size-asian="10pt" style:font-style-asian="italic" style:font-size-complex="10pt" style:font-style-complex="italic"/>
    </style:style>
    <style:style style:name="P4" style:family="paragraph" style:parent-style-name="Text_20_body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7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Frame_20_contents">
      <style:paragraph-properties fo:text-align="end" style:justify-single-word="false"/>
      <style:text-properties fo:font-size="9pt" officeooo:paragraph-rsid="002316e8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6pt" style:font-size-asian="5.25pt" style:font-size-complex="6pt"/>
    </style:style>
    <style:style style:name="P14" style:family="paragraph" style:parent-style-name="Standard">
      <style:text-properties fo:font-size="8pt" style:font-size-asian="7pt" style:font-size-complex="8pt"/>
    </style:style>
    <style:style style:name="P15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Table_20_Contents">
      <style:text-properties fo:font-size="12pt" style:font-size-asian="12pt" style:font-size-complex="12pt"/>
    </style:style>
    <style:style style:name="P2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">
      <style:paragraph-properties fo:text-align="start" style:justify-single-word="false" style:page-number="auto" fo:break-after="page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245d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4c72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officeooo:rsid="00274f30" style:font-size-asian="8pt" style:font-weight-asian="bold" style:font-size-complex="8pt" style:font-weight-complex="bold"/>
    </style:style>
    <style:style style:name="T7" style:family="text">
      <style:text-properties fo:font-size="9pt" officeooo:rsid="0016a3e6" style:font-size-asian="9pt" style:font-size-complex="9pt"/>
    </style:style>
    <style:style style:name="T8" style:family="text">
      <style:text-properties fo:font-size="9pt" officeooo:rsid="00228270" style:font-size-asian="9pt" style:font-size-complex="9pt"/>
    </style:style>
    <style:style style:name="T9" style:family="text">
      <style:text-properties fo:font-size="9pt" fo:font-weight="bold" officeooo:rsid="0016a3e6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228270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29e623" style:font-size-asian="9pt" style:font-weight-asian="bold" style:font-size-complex="9pt" style:font-weight-complex="bold"/>
    </style:style>
    <style:style style:name="T12" style:family="text">
      <style:text-properties fo:font-size="9pt" fo:font-weight="bold" officeooo:rsid="002607b1" style:font-size-asian="9pt" style:font-weight-asian="bold" style:font-size-complex="9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54c72" style:font-weight-asian="normal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officeooo:rsid="002607b1" style:font-size-asian="6pt" style:font-size-complex="6pt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font-size="6pt" fo:font-style="normal" officeooo:rsid="0031ea58" style:font-size-asian="6pt" style:font-style-asian="normal" style:font-size-complex="6pt" style:font-style-complex="normal"/>
    </style:style>
    <style:style style:name="T19" style:family="text">
      <style:text-properties officeooo:rsid="0024a97f"/>
    </style:style>
    <style:style style:name="fr1" style:family="graphic" style:parent-style-name="Frame">
      <style:graphic-properties fo:margin-left="2.03mm" fo:margin-right="2.03mm" style:vertical-pos="from-top" style:vertical-rel="paragraph" style:horizontal-pos="from-left" style:horizontal-rel="paragraph" fo:background-color="transparent" style:background-transparency="100%" fo:padding-left="1.52mm" fo:padding-right="0.51mm" fo:padding-top="0.51mm" fo:padding-bottom="0.51mm" fo:border="0.26pt solid #000000" style:shadow="#999999 0.51mm 0.51mm" draw:shadow-opacity="100%">
        <style:background-image/>
        <style:columns fo:column-count="1" fo:column-gap="0m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mm" fo:border="none" style:shadow="none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ext_20_body"><text:span text:style-name="T15"><text:s/></text:span><text:span text:style-name="T15"><text:script script:language="JOOScript">@text:section
[#list invoice.invoice_no as fk]
@/text:section
[/#list]</text:script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${invoice.fnaz}</text:p>
            </table:table-cell>
            <table:table-cell table:style-name="Table2.A1" table:number-rows-spanned="4" office:value-type="string">
              <text:p text:style-name="P21"/>
            </table:table-cell>
          </table:table-row>
          <table:table-row>
            <table:table-cell table:style-name="Table2.A1" office:value-type="string">
              <text:p text:style-name="P22">Adresa: ${invoice.fadr}, tel: ${invoice.ftel}</text:p>
            </table:table-cell>
            <table:covered-table-cell/>
          </table:table-row>
          <table:table-row>
            <table:table-cell table:style-name="Table2.A1" office:value-type="string">
              <text:p text:style-name="P20"><text:span text:style-name="T4">ID broj:</text:span> <text:span text:style-name="T4">${invoice.fidp}, PDV broj: ${invoice.fid}</text:span></text:p>
            </table:table-cell>
            <table:covered-table-cell/>
          </table:table-row>
          <table:table-row>
            <table:table-cell table:style-name="Table2.A1" office:value-type="string">
              <text:p text:style-name="P23"><text:span text:style-name="T15">[#if invoice.fbnk != ''] </text:span>Banke: ${invoice.fbnk} <text:span text:style-name="T15">[/#if]</text:span></text:p>
            </table:table-cell>
            <table:covered-table-cell/>
          </table:table-row>
          <table:table-row table:style-name="Table2.5">
            <table:table-cell table:style-name="Table2.A1" office:value-type="string">
              <text:p text:style-name="P23"><text:span text:style-name="T15">[#if invoice.feml != ''] </text:span>Email: ${invoice.feml} <text:span text:style-name="T15">[/#if]</text:span></text:p>
            </table:table-cell>
            <table:table-cell table:style-name="Table2.A1" office:value-type="string">
              <text:p text:style-name="P13"/>
            </table:table-cell>
          </table:table-row>
        </table:table>
        <text:p text:style-name="P14"/>
        <text:p text:style-name="P14"/>
        <text:p text:style-name="Standard"><draw:frame draw:style-name="fr1" draw:name="Frame1" text:anchor-type="paragraph" svg:x="0.76mm" svg:y="0.25mm" svg:width="100.42mm" svg:height="35.4mm" draw:z-index="0"><draw:text-box><text:p text:style-name="P4">PARTNER:</text:p><text:p text:style-name="P2">${fk.knaz}</text:p><text:p text:style-name="P3"><text:line-break/><text:span text:style-name="T7">${fk.kadr}, ${fk.kptt}, ${fk.kmj}<text:line-break/></text:span><text:span text:style-name="T18">[#if fk.ktel != '']</text:span><text:span text:style-name="T11">T</text:span><text:span text:style-name="T9">el:</text:span><text:span text:style-name="T7"> ${fk.ktel}</text:span><text:span text:style-name="T18">[/#if]</text:span><text:span text:style-name="T7"> </text:span><text:span text:style-name="T18">[#if fk.kfax != '']</text:span><text:span text:style-name="T11">F</text:span><text:span text:style-name="T9">ax:</text:span><text:span text:style-name="T7"> ${fk.kfax}</text:span><text:span text:style-name="T18">[/#if]</text:span><text:span text:style-name="T7"><text:line-break/></text:span><text:span text:style-name="T12">ID</text:span><text:span text:style-name="T9"> broj:</text:span><text:span text:style-name="T7"> ${fk.kidbroj} </text:span><text:span text:style-name="T16">[#if fk.kpdvbroj != '']</text:span><text:span text:style-name="T6">PDV</text:span><text:span text:style-name="T10"> broj</text:span><text:span text:style-name="T8">: </text:span><text:span text:style-name="T7">${fk.kpdvbroj}</text:span><text:span text:style-name="T8"> </text:span><text:span text:style-name="T16">[/#if]</text:span><text:span text:style-name="T7"><text:line-break/></text:span></text:p></draw:text-box></draw:frame><draw:frame draw:style-name="fr2" draw:name="Frame2" text:anchor-type="paragraph" svg:x="102.5mm" svg:y="0.62mm" svg:width="64.24mm" svg:height="34.71mm" draw:z-index="1"><draw:text-box><text:p text:style-name="P8">${fk.ddok} ${fk.dbr}</text:p><text:p text:style-name="P9"><text:span text:style-name="T13">Datum dokumenta:</text:span><text:span text:style-name="T2"> ${fk.ddat}<text:line-break/></text:span><text:span text:style-name="T13">Datum isporuke: </text:span><text:span text:style-name="T2">${fk.ddisp}<text:line-break/></text:span><text:span text:style-name="T17">[#if fk.ddval != '']</text:span><text:span text:style-name="T13">Datum valute:</text:span><text:span text:style-name="T2"> ${fk.ddval}</text:span><text:span text:style-name="T17">[/#if]</text:span><text:span text:style-name="T2"><text:line-break/></text:span><text:span text:style-name="T13">Mjesto:</text:span><text:span text:style-name="T2"> ${fk.dmj}<text:line-break/></text:span><text:span text:style-name="T14">Valuta:</text:span><text:span text:style-name="T3"> ${fk.ddin}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5"/>
        <text:p text:style-name="P6"><text:span text:style-name="T15">[#if fk.ddest != '']</text:span>Destinacija: ${fk.ddest} <text:span text:style-name="T15">[/#if] </text:span><text:line-break/><text:span text:style-name="T15">[#if fk.dotpr != '']</text:span>Otpremnica: ${fk.dotpr} <text:span text:style-name="T15">[/#if]</text:span> <text:span text:style-name="T15">[#if fk.dnar != '']</text:span>Narudžba: ${fk.dnar} <text:span text:style-name="T15">[/#if]</text:span>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5">R.br</text:p>
            </table:table-cell>
            <table:table-cell table:style-name="Table1.A1" office:value-type="string">
              <text:p text:style-name="P15">Trgovački naziv dobra/usluge (šifra, naziv)</text:p>
            </table:table-cell>
            <table:table-cell table:style-name="Table1.A1" office:value-type="string">
              <text:p text:style-name="P16">Jmj</text:p>
            </table:table-cell>
            <table:table-cell table:style-name="Table1.D1" office:value-type="string">
              <text:p text:style-name="P16">Količina</text:p>
            </table:table-cell>
          </table:table-row>
          <table:table-row table:style-name="Table1.2">
            <table:table-cell table:style-name="Table1.A2" office:value-type="string">
              <text:p text:style-name="P18"><text:script script:language="JOOScript">@table:table-row
[#list fk.item as it]
@/table:table-row
[/#list]</text:script>${it.rbr}</text:p>
            </table:table-cell>
            <table:table-cell table:style-name="Table1.B2" office:value-type="string">
              <text:p text:style-name="P17">${it.id} - ${it.naz}</text:p>
            </table:table-cell>
            <table:table-cell table:style-name="Table1.C2" office:value-type="string">
              <text:p text:style-name="P17">${it.jmj}</text:p>
            </table:table-cell>
            <table:table-cell table:style-name="Table1.D2" office:value-type="string">
              <text:p text:style-name="P18">${it.kol}</text:p>
            </table:table-cell>
          </table:table-row>
          <table:table-row table:style-name="Table1.2">
            <table:table-cell table:style-name="Table1.A3" table:number-columns-spanned="3" office:value-type="string">
              <text:p text:style-name="P19">UKUPNO:</text:p>
            </table:table-cell>
            <table:covered-table-cell/>
            <table:covered-table-cell/>
            <table:table-cell table:style-name="Table1.D3" office:value-type="string">
              <text:p text:style-name="P24">${fk.u_kol}</text:p>
            </table:table-cell>
          </table:table-row>
        </table:table>
        <text:p text:style-name="P11"/>
        <text:p text:style-name="P12"><text:script script:language="JOOScript">@text:p
[#list fk.text as txt]
@/text:p
[/#list]
</text:script><text:span text:style-name="T5">${txt.row}</text:span></text:p>
        <text:p text:style-name="P10"/>
        <text:p text:style-name="P10"><text:s text:c="32"/><text:span text:style-name="T4"><text:s text:c="78"/>Odobrio: <text:s text:c="13"/></text:span>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fo:font-family="Arial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Lucidasans1" style:font-family-complex="Lucidasans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4pt" fo:font-style="italic" officeooo:rsid="002b2f44" officeooo:paragraph-rsid="001ebc43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4a97f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Bringout f-stdk-tpl: 2.<text:span text:style-name="MT1">3</text:span>.<text:span text:style-name="MT1">1</text:span></text:p>
      </style:header>
      <style:footer>
        <text:p text:style-name="MP2">Stra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initial-creator>Mirko Nasato</meta:initial-creator>
    <meta:creation-date>2006-07-20T18:40:33</meta:creation-date>
    <dc:date>2014-10-14T08:50:49.678898000</dc:date>
    <dc:language>en-GB</dc:language>
    <meta:editing-cycles>254</meta:editing-cycles>
    <meta:editing-duration>PT5H16M21S</meta:editing-duration>
    <meta:document-statistic meta:table-count="2" meta:image-count="0" meta:object-count="0" meta:page-count="1" meta:paragraph-count="26" meta:word-count="109" meta:character-count="1049" meta:non-whitespace-character-count="835"/>
    <meta:user-defined meta:name="Info 1"/>
    <meta:user-defined meta:name="Info 2"/>
    <meta:user-defined meta:name="Info 3"/>
    <meta:user-defined meta:name="Info 4"/>
  </office:meta>
</office:document-meta>
</file>